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25460994BBAADF01.png" manifest:media-type="image/pn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_5f_-title">
      <style:graphic-properties draw:auto-grow-height="true" fo:min-height="1.5cm"/>
    </style:style>
    <style:style style:name="pr2" style:family="presentation" style:parent-style-name="Inspiration_5f_-subtitle">
      <style:graphic-properties draw:fill-color="#ffffff" draw:auto-grow-height="true" fo:min-height="9.134cm"/>
    </style:style>
    <style:style style:name="pr3" style:family="presentation" style:parent-style-name="Inspiration_5f_-notes">
      <style:graphic-properties draw:fill-color="#ffffff" draw:auto-grow-height="true" fo:min-height="13.17cm"/>
    </style:style>
    <style:style style:name="pr4" style:family="presentation" style:parent-style-name="Inspiration_5f_-outline1">
      <style:graphic-properties fo:min-height="8.884cm"/>
    </style:style>
    <style:style style:name="pr5" style:family="presentation" style:parent-style-name="Inspiration_5f_-notes">
      <style:graphic-properties draw:fill-color="#ffffff" fo:min-height="13.17cm"/>
    </style:style>
    <style:style style:name="pr6" style:family="presentation" style:parent-style-name="Inspiration_5f_-subtitle">
      <style:graphic-properties draw:fill-color="#ffffff" fo:min-height="6.95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text-properties fo:font-size="27.7000007629395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tyle="italic" style:font-style-asian="italic" style:font-style-complex="italic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_5f_" presentation:presentation-page-layout-name="AL1T0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134cm" svg:x="1.4cm" svg:y="3.75cm" presentation:class="subtitle">
          <draw:text-box>
            <text:p text:style-name="P1"><text:span text:style-name="T1">Advanced Arduino Workshop</text:span><text:span text:style-name="T2"><text:line-break/></text:span><text:span text:style-name="T2"><text:line-break/></text:span><text:span text:style-name="T2">Brad Kelly </text:span><text:span text:style-name="T2"><text:line-break/></text:span><text:span text:style-name="T2">Matt Plavcan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_5f_" presentation:presentation-page-layout-name="AL2T1">
        <draw:frame presentation:style-name="pr1" draw:layer="layout" svg:width="20cm" svg:height="1.5cm" svg:x="1.4cm" svg:y="1.2cm" presentation:class="title">
          <draw:text-box>
            <text:p>Learning Objective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5" draw:text-style-name="P4" draw:layer="layout" svg:width="17.478cm" svg:height="13.17cm" svg:x="2.056cm" svg:y="12.229cm" presentation:class="notes">
            <draw:text-box>
              <text:p>3 min</text:p>
            </draw:text-box>
          </draw:frame>
        </presentation:notes>
      </draw:page>
      <draw:page draw:name="page3" draw:style-name="dp1" draw:master-page-name="Inspiration_5f_" presentation:presentation-page-layout-name="AL3T32">
        <draw:frame presentation:style-name="pr6" draw:text-style-name="P5" draw:layer="layout" svg:width="20cm" svg:height="6.957cm" svg:x="3.114cm" svg:y="4.981cm" presentation:class="subtitle" presentation:user-transformed="true">
          <draw:text-box>
            <text:p><text:span text:style-name="T3">fin</text:span><text:span text:style-name="T3"><text:line-break/></text:span><text:span text:style-name="T3"><text:line-break/></text:span><text:span text:style-name="T4"><text:a xlink:href="mailto:brad.a.kelly@gmail.com" xlink:type="simple">brad.a.kelly@gmail.com</text:a></text:span><text:span text:style-name="T4"><text:line-break/></text:span><text:span text:style-name="T4"><text:a xlink:href="mailto:mwplavcan@gmail.com" xlink:type="simple">mwplavcan@gmail.com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frame draw:style-name="Mgr4" draw:text-style-name="MP5" draw:layer="backgroundobjects" svg:width="27.853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draw:style-name="Mgr4" draw:text-style-name="MP5" draw:layer="backgroundobjects" svg:width="28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presentation:style-name="Inspiration_5f_-title" draw:layer="backgroundobjects" svg:width="20cm" svg:height="1.5cm" svg:x="1.4cm" svg:y="1.2cm" presentation:class="title" presentation:placeholder="true">
        <draw:text-box/>
      </draw:frame>
      <draw:frame presentation:style-name="Inspiration_5f_-outline1" draw:layer="backgroundobjects" svg:width="25.2cm" svg:height="9.134cm" svg:x="1.4cm" svg:y="3.7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_5f_-title" draw:layer="backgroundobjects" svg:width="13.108cm" svg:height="8.993cm" svg:x="4.24cm" svg:y="2.351cm" presentation:class="page"/>
        <draw:frame presentation:style-name="Inspiration_5f_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4:37:33.132137853</meta:creation-date>
    <meta:editing-duration>PT6M27S</meta:editing-duration>
    <meta:editing-cycles>7</meta:editing-cycles>
    <meta:generator>LibreOffice/5.3.1.2$Linux_X86_64 LibreOffice_project/30m0$Build-2</meta:generator>
    <dc:date>2018-05-09T14:44:01.737112293</dc:date>
    <meta:document-statistic meta:object-count="46"/>
    <meta:template xlink:type="simple" xlink:actuate="onRequest" xlink:title="Inspiration" xlink:href="../../../../../../usr/lib/libreoffice/share/template/common/presnt/Inspiration.otp" meta:date="2018-05-09T14:37:32.9249269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